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untes sobre armado de CV y Linkedin</text:p>
      <text:p text:style-name="Standard"/>
      <text:p text:style-name="Standard">Subir cosas en </text:p>
      <text:p text:style-name="Standard">Stack overflow</text:p>
      <text:p text:style-name="Standard">Github</text:p>
      <text:p text:style-name="Standard">Behance (front)</text:p>
      <text:p text:style-name="Standard">drivvvle (o dribbble)</text:p>
      <text:p text:style-name="Standard"/>
      <text:p text:style-name="Standard">Linkedin:</text:p>
      <text:p text:style-name="Standard">cada posición:</text:p>
      <text:p text:style-name="Standard">cargo transparente</text:p>
      <text:p text:style-name="Standard">bullets con principales responsabilidades</text:p>
      <text:p text:style-name="Standard">logros</text:p>
      <text:p text:style-name="Standard">Ver “proyectos” en linkedIn</text:p>
      <text:p text:style-name="Standard">Configurar que mis ediciones no disparen notificaciones!!!!</text:p>
      <text:p text:style-name="Standard">Incorporar ADA c/ lo que yo estoy aprendiendo (y traerla)</text:p>
      <text:p text:style-name="Standard">Agregá perfil en otro idioma</text:p>
      <text:p text:style-name="Standard">AVERIGUÁ QUÉ PASÓ CON TU EXPERIENCIA EN LINKED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ilyn W</meta:initial-creator>
    <meta:creation-date>2018-05-05T11:41:15.10</meta:creation-date>
    <dc:date>2018-05-05T12:21:10.58</dc:date>
    <dc:creator>Lucilyn W</dc:creator>
    <meta:editing-duration>PT9M3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6" meta:word-count="62" meta:character-count="415"/>
  </office:meta>
</office:document-meta>
</file>